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fo:font-weight="bold" officeooo:rsid="001bc8df" officeooo:paragraph-rsid="001bc8df" style:font-weight-asian="bold" style:font-weight-complex="bold"/>
    </style:style>
    <style:style style:name="P2" style:family="paragraph" style:parent-style-name="Standard">
      <style:text-properties fo:language="es" fo:country="ES" officeooo:paragraph-rsid="001bc8df"/>
    </style:style>
    <style:style style:name="P3" style:family="paragraph" style:parent-style-name="Title">
      <style:text-properties fo:language="es" fo:country="ES" officeooo:rsid="001bc8df" officeooo:paragraph-rsid="001bc8df"/>
    </style:style>
    <style:style style:name="P4" style:family="paragraph" style:parent-style-name="Heading_20_1">
      <style:text-properties fo:language="es" fo:country="ES"/>
    </style:style>
    <style:style style:name="T1" style:family="text">
      <style:text-properties fo:font-weight="normal" officeooo:rsid="001bc8d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ARIO DE EQUIPO</text:p>
      <text:h text:style-name="P4" text:outline-level="1">Cambio de tecnología a Javascript </text:h>
      <text:p text:style-name="P1">22/11/2017</text:p>
      <text:p text:style-name="P2"><text:span text:style-name="T1">Tras conocer con más nivel de detalle la especificación del trabajo que debemos llevar a cabo desde el grupo de cabina de votación, hemos decidido cambiar la tecnología especificada anteriormente en el documento de la primera entrega, que era Wordpress. Tras realizar una votación entre todos los miembros del equipo, en la cuál se especificaban varias opciones como Java, Python, mantener Wordpress o Javascript, hemos elegido esta última debido a lo ligera que es y a lo fácil que resulta implementar una API Rest con algunas librerías específicas. Como entorno de ejecución hemos elegido Node.js ya que es un IDE bastante común para este lenguaje. Así, tras este cambio de tecnología, procedemos a hacer las modificaciones pertinentes tanto en el repositorio de GitHub como en la imagen Dock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6:29:44.157796423</meta:creation-date>
    <dc:date>2017-11-22T16:39:44.128536560</dc:date>
    <meta:editing-duration>PT10M1S</meta:editing-duration>
    <meta:editing-cycles>1</meta:editing-cycles>
    <meta:document-statistic meta:table-count="0" meta:image-count="0" meta:object-count="0" meta:page-count="1" meta:paragraph-count="4" meta:word-count="137" meta:character-count="857" meta:non-whitespace-character-count="723"/>
    <meta:generator>LibreOffice/5.1.6.2$Linux_X86_64 LibreOffice_project/10m0$Build-2</meta:generator>
  </office:meta>
</office:document-meta>
</file>